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3.979cm"/>
    </style:style>
    <style:style style:name="co14" style:family="table-column">
      <style:table-column-properties fo:break-before="auto" style:column-width="6.308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3" style:family="table-cell" style:parent-style-name="Default" style:data-style-name="N0">
      <style:table-cell-properties fo:wrap-option="wrap" style:direction="ttb" style:vertical-align="middle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8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padding-bottom="0.035cm" fo:padding-left="0.035cm" fo:padding-right="0cm" fo:padding-top="0.035cm" fo:border-right="none" fo:border-top="0.039cm double #000000" style:border-line-width-top="0.002cm 0.035cm 0.002cm" style:vertical-align="top"/>
      <style:paragraph-properties fo:text-align="en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none" fo:border-right="none" fo:border-top="0.039cm double #000000" style:border-line-width-top="0.002cm 0.035cm 0.002cm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39cm double #000000" style:border-line-width-top="0.002cm 0.035cm 0.002cm" style:vertical-align="top"/>
      <style:paragraph-properties fo:text-align="end"/>
    </style:style>
    <style:style style:name="ce15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none" fo:padding-bottom="0.035cm" fo:padding-left="0.035cm" fo:padding-right="0cm" fo:padding-top="0.035cm" fo:border-right="none" fo:border-top="none" style:vertical-align="top"/>
      <style:paragraph-properties fo:text-align="end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9cm double #000000" style:border-line-width-top="0.002cm 0.035cm 0.002cm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39cm double #000000" style:border-line-width-right="0.002cm 0.035cm 0.002cm" fo:border-top="0.039cm double #000000" style:border-line-width-top="0.002cm 0.035cm 0.002cm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none" fo:border-right="0.039cm double #000000" style:border-line-width-right="0.002cm 0.035cm 0.002cm" fo:border-top="none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39cm double #000000" style:border-line-width-left="0.002cm 0.035cm 0.002cm" fo:border-right="none" fo:border-top="none" style:vertical-align="top"/>
      <style:paragraph-properties fo:text-align="start" fo:margin-left="0cm"/>
    </style:style>
    <style:style style:name="ce20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1" style:family="table-cell" style:parent-style-name="Default" style:data-style-name="N0">
      <style:table-cell-properties fo:background-color="#96969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969696"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5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7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28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31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5.991cm"/>
    </style:style>
    <style:style style:name="gr2" style:family="graphic">
      <style:graphic-properties draw:stroke="solid" svg:stroke-color="#000000" draw:fill="solid" draw:fill-color="#ffffff" fo:min-height="4.647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4" table:default-cell-style-name="ce6"/>
        <table:table-column table:style-name="co6" table:default-cell-style-name="ce9"/>
        <table:table-column table:style-name="co7" table:default-cell-style-name="ce6"/>
        <table:table-column table:style-name="co8" table:default-cell-style-name="ce9"/>
        <table:table-column table:style-name="co8" table:default-cell-style-name="ce6"/>
        <table:table-column table:style-name="co9" table:default-cell-style-name="ce9"/>
        <table:table-column table:style-name="co4" table:default-cell-style-name="ce6"/>
        <table:table-column table:style-name="co7" table:default-cell-style-name="ce9"/>
        <table:table-column table:style-name="co4" table:default-cell-style-name="ce6"/>
        <table:table-column table:style-name="co10" table:default-cell-style-name="ce9"/>
        <table:table-column table:style-name="co11" table:default-cell-style-name="ce6"/>
        <table:table-column table:style-name="co2" table:number-columns-repeated="1010" table:default-cell-style-name="ce1"/>
        <table:table-row table:style-name="ro1">
          <table:table-cell table:style-name="ce2"/>
          <table:table-cell table:style-name="ce5" office:value-type="string">
            <text:p>１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２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３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４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５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６桁目</text:p>
          </table:table-cell>
          <table:table-cell table:style-name="ce8" office:value-type="string">
            <text:p>意味</text:p>
          </table:table-cell>
          <table:table-cell table:style-name="ce24" office:value-type="string">
            <text:p>７～１０桁目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33">
            <text:p>ファイル資源(ファイル名命名規約)</text:p>
          </table:table-cell>
          <table:table-cell office:value-type="string" table:number-columns-spanned="1" table:number-rows-spanned="22">
            <text:p>d</text:p>
          </table:table-cell>
          <table:table-cell office:value-type="string" table:number-columns-spanned="1" table:number-rows-spanned="22">
            <text:p>画面（ブレード名命名規約）</text:p>
          </table:table-cell>
          <table:table-cell office:value-type="float" office:value="0">
            <text:p>0</text:p>
          </table:table-cell>
          <table:table-cell office:value-type="string">
            <text:p>全画面</text:p>
          </table:table-cell>
          <table:table-cell office:value-type="string">
            <text:p>0</text:p>
          </table:table-cell>
          <table:table-cell table:style-name="Default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その他</text:p>
          </table:table-cell>
          <table:table-cell office:value-type="float" office:value="1">
            <text:p>1</text:p>
          </table:table-cell>
          <table:table-cell office:value-type="string">
            <text:p>選択</text:p>
          </table:table-cell>
          <table:table-cell table:style-name="Default" table:number-columns-repeated="2"/>
          <table:table-cell office:value-type="string">
            <text:p>0001固定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1">
            <text:p>1</text:p>
          </table:table-cell>
          <table:table-cell office:value-type="string">
            <text:p>ヘッダ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人員</text:p>
          </table:table-cell>
          <table:table-cell office:value-type="float" office:value="2">
            <text:p>2</text:p>
          </table:table-cell>
          <table:table-cell office:value-type="string">
            <text:p>表示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/>
          <table:covered-table-cell>
            <draw:frame table:end-cell-address="ID体系.F16" table:end-x="0.835cm" table:end-y="0.099cm" draw:z-index="1" draw:style-name="gr1" svg:width="9.117cm" svg:height="5.991cm" svg:x="0.68cm" svg:y="0.034cm">
              <draw:text-box>
                <text:p>作成中</text:p>
              </draw:text-box>
            </draw:frame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ツリー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部署</text:p>
          </table:table-cell>
          <table:table-cell office:value-type="float" office:value="3">
            <text:p>3</text:p>
          </table:table-cell>
          <table:table-cell office:value-type="string">
            <text:p>登録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3">
            <text:p>3</text:p>
          </table:table-cell>
          <table:table-cell office:value-type="string">
            <text:p>詳細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作業場所</text:p>
          </table:table-cell>
          <table:table-cell office:value-type="float" office:value="4">
            <text:p>4</text:p>
          </table:table-cell>
          <table:table-cell office:value-type="string">
            <text:p>取込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4">
            <text:p>4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作業定義</text:p>
          </table:table-cell>
          <table:table-cell office:value-type="float" office:value="5">
            <text:p>5</text:p>
          </table:table-cell>
          <table:table-cell office:value-type="string">
            <text:p>検索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5">
            <text:p>5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作業指示</text:p>
          </table:table-cell>
          <table:table-cell office:value-type="float" office:value="7">
            <text:p>7</text:p>
          </table:table-cell>
          <table:table-cell office:value-type="string">
            <text:p>一覧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作業入力</text:p>
          </table:table-cell>
          <table:table-cell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0" office:value-type="string">
            <text:p>資料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0" office:value-type="string">
            <text:p>権限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システム設定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ファイル取込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0" office:value-type="string">
            <text:p>ファイル出力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0" office:value-type="string">
            <text:p>ログ一覧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0" office:value-type="string">
            <text:p>ネットワーク設定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0" office:value-type="string">
            <text:p>休止時間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g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0" office:value-type="string">
            <text:p>作業進捗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0" office:value-type="string">
            <text:p>出来高一覧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20" office:value-type="string">
            <text:p>作業フロー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統合システム管理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0" office:value-type="string">
            <text:p>顧客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/>
          <table:table-cell office:value-type="string">
            <text:p>c</text:p>
          </table:table-cell>
          <table:table-cell office:value-type="string">
            <text:p>顧客別資源</text:p>
          </table:table-cell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6" table:number-columns-repeated="2"/>
          <table:table-cell table:number-columns-repeated="1008"/>
        </table:table-row>
        <table:table-row table:style-name="ro1">
          <table:covered-table-cell/>
          <table:table-cell office:value-type="string" table:number-columns-spanned="1" table:number-rows-spanned="10">
            <text:p>a</text:p>
          </table:table-cell>
          <table:table-cell office:value-type="string" table:number-columns-spanned="1" table:number-rows-spanned="10">
            <text:p>全システム共通資源(プログラムファイル名命名規約)</text:p>
          </table:table-cell>
          <table:table-cell office:value-type="string">
            <text:p>c</text:p>
          </table:table-cell>
          <table:table-cell office:value-type="string">
            <text:p>CSS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>
            <draw:frame table:end-cell-address="ID体系.M34" table:end-x="2.565cm" table:end-y="0.349cm" draw:z-index="0" draw:style-name="gr2" svg:width="12.404cm" svg:height="4.647cm" svg:x="2.192cm" svg:y="0.146cm">
              <draw:text-box>
                <text:p>プログラム設計と同時に作成</text:p>
              </draw:text-box>
            </draw:frame>
          </table:covered-table-cell>
          <table:covered-table-cell table:number-columns-repeated="7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1" office:value-type="string" table:number-columns-spanned="1" table:number-rows-spanned="3">
            <text:p>j</text:p>
          </table:table-cell>
          <table:table-cell table:style-name="ce13" office:value-type="string" table:number-columns-spanned="1" table:number-rows-spanned="3">
            <text:p>JavaScript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全共通用</text:p>
          </table:table-cell>
          <table:table-cell table:style-name="ce14"/>
          <table:table-cell table:style-name="ce17"/>
          <table:table-cell table:style-name="ce19" office:value-type="string" table:number-columns-spanned="5" table:number-rows-spanned="1">
            <text:p>数値を自由に設定</text:p>
          </table:table-cell>
          <table:covered-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5"/>
          <table:table-cell table:style-name="ce11" office:value-type="float" office:value="1" table:number-columns-spanned="1" table:number-rows-spanned="2">
            <text:p>1</text:p>
          </table:table-cell>
          <table:table-cell table:style-name="ce13" office:value-type="string" table:number-columns-spanned="1" table:number-rows-spanned="2">
            <text:p>部分共通用</text:p>
          </table:table-cell>
          <table:table-cell table:style-name="ce14"/>
          <table:table-cell table:style-name="ce17"/>
          <table:table-cell table:style-name="ce19" office:value-type="string" table:number-columns-spanned="5" table:number-rows-spanned="1">
            <text:p>数値を自由に設定</text:p>
          </table:table-cell>
          <table:covered-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7"/>
          <table:table-cell table:style-name="ce15"/>
          <table:table-cell table:style-name="ce18"/>
          <table:table-cell table:style-name="ce19" office:value-type="string" table:number-columns-spanned="5" table:number-rows-spanned="1">
            <text:p>数値を自由に設定</text:p>
          </table:table-cell>
          <table:covered-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PHP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1" office:value-type="string" table:number-columns-spanned="1" table:number-rows-spanned="2">
            <text:p>f</text:p>
          </table:table-cell>
          <table:table-cell table:style-name="ce13" office:value-type="string" table:number-columns-spanned="1" table:number-rows-spanned="2">
            <text:p>Data File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ReadWrite</text:p>
          </table:table-cell>
          <table:table-cell table:style-name="ce19" office:value-type="string" table:number-columns-spanned="7" table:number-rows-spanned="1">
            <text:p>数値を自由に設定</text:p>
          </table:table-cell>
          <table:covered-table-cell table:number-columns-repeated="6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5"/>
          <table:table-cell table:style-name="ce15" office:value-type="float" office:value="2">
            <text:p>2</text:p>
          </table:table-cell>
          <table:table-cell table:style-name="ce18" office:value-type="string">
            <text:p>ReadOnly</text:p>
          </table:table-cell>
          <table:table-cell table:style-name="ce19" office:value-type="string" table:number-columns-spanned="7" table:number-rows-spanned="1">
            <text:p>数値を自由に設定</text:p>
          </table:table-cell>
          <table:covered-table-cell table:number-columns-repeated="6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h</text:p>
          </table:table-cell>
          <table:table-cell office:value-type="string">
            <text:p>共用html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sqlファイル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i</text:p>
          </table:table-cell>
          <table:table-cell office:value-type="string">
            <text:p>画像ファイル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14">
            <text:p>DB（テーブル名命名規約）</text:p>
          </table:table-cell>
          <table:table-cell office:value-type="string" table:number-columns-spanned="1" table:number-rows-spanned="12">
            <text:p>c</text:p>
          </table:table-cell>
          <table:table-cell office:value-type="string" table:number-columns-spanned="1" table:number-rows-spanned="12">
            <text:p>顧客別情報</text:p>
          </table:table-cell>
          <table:table-cell table:style-name="ce12" office:value-type="string" table:number-columns-spanned="1" table:number-rows-spanned="14">
            <text:p>d</text:p>
          </table:table-cell>
          <table:table-cell table:style-name="ce12" office:value-type="string" table:number-columns-spanned="1" table:number-rows-spanned="14">
            <text:p>データベース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人員</text:p>
          </table:table-cell>
          <table:table-cell table:style-name="ce22" office:value-type="string">
            <text:p>000001から顧客別に順に割り振る</text:p>
          </table:table-cell>
          <table:table-cell table:number-columns-repeated="1014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部署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作業場所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作業定義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作業指示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作業入力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0" office:value-type="string">
            <text:p>資料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l</text:p>
          </table:table-cell>
          <table:table-cell table:style-name="ce10" office:value-type="string">
            <text:p>メール送付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メッセージ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システム設定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ファイル取込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2">
            <text:p>a</text:p>
          </table:table-cell>
          <table:table-cell table:style-name="ce10" office:value-type="string" table:number-columns-spanned="1" table:number-rows-spanned="2">
            <text:p>全システム共通資源</text:p>
          </table:table-cell>
          <table:covered-table-cell table:number-columns-repeated="2" table:style-name="ce1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0" office:value-type="string">
            <text:p>顧客</text:p>
          </table:table-cell>
          <table:table-cell table:style-name="ce22" office:value-type="string">
            <text:p>000000固定</text:p>
          </table:table-cell>
          <table:table-cell table:number-columns-repeated="1014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style-name="ce7"/>
          <table:covered-table-cell table:style-name="ce1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q</text:p>
          </table:table-cell>
          <table:table-cell table:style-name="ce10" office:value-type="string">
            <text:p>請求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コード</text:p>
          </table:table-cell>
          <table:table-cell office:value-type="string" table:number-columns-spanned="1" table:number-rows-spanned="4">
            <text:p>m</text:p>
          </table:table-cell>
          <table:table-cell table:style-name="ce6" office:value-type="string" table:number-columns-spanned="1" table:number-rows-spanned="4">
            <text:p>メッセージ</text:p>
          </table:table-cell>
          <table:table-cell office:value-type="string">
            <text:p>d</text:p>
          </table:table-cell>
          <table:table-cell office:value-type="string">
            <text:p>画面メッセージ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m</text:p>
          </table:table-cell>
          <table:table-cell office:value-type="string">
            <text:p>メール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l</text:p>
          </table:table-cell>
          <table:table-cell office:value-type="string">
            <text:p>ログ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f</text:p>
          </table:table-cell>
          <table:table-cell office:value-type="string">
            <text:p>ftp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成功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6"/>
          <table:table-cell table:number-columns-repeated="2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3">
        <office:forms form:automatic-focus="false" form:apply-design-mode="false"/>
        <table:table-column table:style-name="co12" table:default-cell-style-name="ce1"/>
        <table:table-column table:style-name="co13" table:default-cell-style-name="ce1"/>
        <table:table-column table:style-name="co4" table:default-cell-style-name="ce29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1018" table:default-cell-style-name="ce1"/>
        <table:table-row table:style-name="ro1">
          <table:table-cell table:style-name="ce25" office:value-type="string">
            <text:p>種別英名</text:p>
          </table:table-cell>
          <table:table-cell table:style-name="ce27" office:value-type="string">
            <text:p>種別和名</text:p>
          </table:table-cell>
          <table:table-cell table:style-name="ce28" office:value-type="string">
            <text:p>コード</text:p>
          </table:table-cell>
          <table:table-cell table:style-name="ce27" office:value-type="string">
            <text:p>表示名称</text:p>
          </table:table-cell>
          <table:table-cell table:style-name="ce27" office:value-type="string">
            <office:annotation draw:style-name="gr3" draw:text-style-name="P1" svg:width="3.027cm" svg:height="2.117cm" svg:x="14.055cm" svg:y="0cm" draw:caption-point-x="1.919cm" draw:caption-point-y="0.011cm">
              <dc:creator>作成者</dc:creator>
              <dc:date>1899-12-30T00:00:00</dc:date>
              <text:p text:style-name="P1"><text:span text:style-name="T1">一覧画面や</text:span><text:span text:style-name="T1">SELECT</text:span><text:span text:style-name="T1">ボックスに表示する文字</text:span></text:p>
            </office:annotation>
            <text:p>略称</text:p>
          </table:table-cell>
          <table:table-cell table:style-name="ce30" office:value-type="string">
            <text:p>備考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9" office:value-type="string">
            <text:p>事業種別</text:p>
          </table:table-cell>
          <table:table-cell office:value-type="float" office:value="0">
            <text:p>0</text:p>
          </table:table-cell>
          <table:table-cell office:value-type="string">
            <text:p>開発</text:p>
          </table:table-cell>
          <table:table-cell office:value-type="string">
            <text:p>開</text:p>
          </table:table-cell>
          <table:table-cell office:value-type="string">
            <text:p>何らかの成果物完成を目指す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  <draw:frame table:end-cell-address="コード一覧.D15" table:end-x="2.843cm" table:end-y="0.298cm" draw:z-index="0" draw:style-name="gr1" svg:width="9.117cm" svg:height="5.991cm" svg:x="1.212cm" svg:y="0.233cm">
              <draw:text-box>
                <text:p>作成中</text:p>
              </draw:text-box>
            </draw:frame>
          </table:table-cell>
          <table:table-cell table:style-name="ce9" office:value-type="string">
            <text:p>事業種別</text:p>
          </table:table-cell>
          <table:table-cell office:value-type="float" office:value="1">
            <text:p>1</text:p>
          </table:table-cell>
          <table:table-cell office:value-type="string">
            <text:p>運用</text:p>
          </table:table-cell>
          <table:table-cell office:value-type="string">
            <text:p>運</text:p>
          </table:table-cell>
          <table:table-cell office:value-type="string">
            <text:p>販売、貸与等、顧客向け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9" office:value-type="string">
            <text:p>事業種別</text:p>
          </table:table-cell>
          <table:table-cell office:value-type="float" office:value="8">
            <text:p>8</text:p>
          </table:table-cell>
          <table:table-cell office:value-type="string">
            <text:p>不採算</text:p>
          </table:table-cell>
          <table:table-cell office:value-type="string">
            <text:p>不</text:p>
          </table:table-cell>
          <table:table-cell office:value-type="string">
            <text:p>総務、人事、会計など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OkNg</text:p>
          </table:table-cell>
          <table:table-cell table:style-name="ce9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OkNg</text:p>
          </table:table-cell>
          <table:table-cell table:style-name="ce9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予定者を特に決めない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計画時に作業予定者を決める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計画時に作業部署を決める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この作業は常に熟練者が行う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場所を入力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計画時に作業場所を入力する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PlDNd</text:p>
          </table:table-cell>
          <table:table-cell table:style-name="ce26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PlDNd</text:p>
          </table:table-cell>
          <table:table-cell table:style-name="ce26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開始予定日を入力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PlDNd</text:p>
          </table:table-cell>
          <table:table-cell table:style-name="ce26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PlDNd</text:p>
          </table:table-cell>
          <table:table-cell table:style-name="ce26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終了予定日を入力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VNd</text:p>
          </table:table-cell>
          <table:table-cell table:style-name="ce26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出来高を入力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VNd</text:p>
          </table:table-cell>
          <table:table-cell table:style-name="ce26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DNd</text:p>
          </table:table-cell>
          <table:table-cell table:style-name="ce26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DNd</text:p>
          </table:table-cell>
          <table:table-cell table:style-name="ce26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DNd</text:p>
          </table:table-cell>
          <table:table-cell table:style-name="ce26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DNd</text:p>
          </table:table-cell>
          <table:table-cell table:style-name="ce26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DNd</text:p>
          </table:table-cell>
          <table:table-cell table:style-name="ce26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DNd</text:p>
          </table:table-cell>
          <table:table-cell table:style-name="ce26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MailFlg</text:p>
          </table:table-cell>
          <table:table-cell table:style-name="ce26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MailFlg</text:p>
          </table:table-cell>
          <table:table-cell table:style-name="ce26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lFlg</text:p>
          </table:table-cell>
          <table:table-cell table:style-name="ce9" office:value-type="string">
            <text:p>前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前工程からの完了報告メールを自動送信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lFlg</text:p>
          </table:table-cell>
          <table:table-cell table:style-name="ce9" office:value-type="string">
            <text:p>前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前工程完了時に、後工程への完了報告メールを自動送信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UsUnUs</text:p>
          </table:table-cell>
          <table:table-cell table:style-name="ce9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sUnUs</text:p>
          </table:table-cell>
          <table:table-cell table:style-name="ce9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活動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8">
            <text:p>18</text:p>
          </table:table-cell>
          <table:table-cell office:value-type="string">
            <text:p>閉鎖</text:p>
          </table:table-cell>
          <table:table-cell office:value-type="string">
            <text:p>停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議案提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議題化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検討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商品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販売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販売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販売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販売終了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01">
            <text:p>601</text:p>
          </table:table-cell>
          <table:table-cell office:value-type="string">
            <text:p>事業管理</text:p>
          </table:table-cell>
          <table:table-cell office:value-type="string">
            <text:p>事管</text:p>
          </table:table-cell>
          <table:table-cell office:value-type="string">
            <text:p>作業管理にて、御社が行う事業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97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98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16030</text:p>
          </table:table-cell>
          <table:table-cell office:value-type="string">
            <text:p>評価作成</text:p>
          </table:table-cell>
          <table:table-cell table:formula="of:=&quot;w&quot;&amp;[.C199]&amp;&quot;0001&quot;" office:value-type="string" office:string-value="w160300001">
            <text:p>w160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16031">
            <text:p>16031</text:p>
          </table:table-cell>
          <table:table-cell office:value-type="string">
            <text:p>評価目標設定</text:p>
          </table:table-cell>
          <table:table-cell table:formula="of:=&quot;w&quot;&amp;[.C200]&amp;&quot;0001&quot;" office:value-type="string" office:string-value="w160310001">
            <text:p>w16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6020</text:p>
          </table:table-cell>
          <table:table-cell office:value-type="string">
            <text:p>評価特許群選定</text:p>
          </table:table-cell>
          <table:table-cell table:formula="of:=&quot;w&quot;&amp;[.C201]&amp;&quot;0001&quot;" office:value-type="string" office:string-value="w360200001">
            <text:p>w36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6320</text:p>
          </table:table-cell>
          <table:table-cell office:value-type="string">
            <text:p>総合所見入力</text:p>
          </table:table-cell>
          <table:table-cell table:formula="of:=&quot;w&quot;&amp;[.C202]&amp;&quot;0001&quot;" office:value-type="string" office:string-value="w363200001">
            <text:p>w36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1">
            <text:p>36321</text:p>
          </table:table-cell>
          <table:table-cell office:value-type="string">
            <text:p>評価結果ファイル作成</text:p>
          </table:table-cell>
          <table:table-cell table:formula="of:=&quot;w&quot;&amp;[.C203]&amp;&quot;0001&quot;" office:value-type="string" office:string-value="w363210001">
            <text:p>w363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2">
            <text:p>36322</text:p>
          </table:table-cell>
          <table:table-cell office:value-type="string">
            <text:p>総合所見ファイル作成</text:p>
          </table:table-cell>
          <table:table-cell table:formula="of:=&quot;w&quot;&amp;[.C204]&amp;&quot;0001&quot;" office:value-type="string" office:string-value="w363220001">
            <text:p>w36322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3">
            <text:p>36323</text:p>
          </table:table-cell>
          <table:table-cell office:value-type="string">
            <text:p>評価を確定し完了</text:p>
          </table:table-cell>
          <table:table-cell table:formula="of:=&quot;w&quot;&amp;[.C205]&amp;&quot;0001&quot;" office:value-type="string" office:string-value="w363230001">
            <text:p>w36323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4">
            <text:p>36324</text:p>
          </table:table-cell>
          <table:table-cell office:value-type="string">
            <text:p>評価の確定をとりやめる</text:p>
          </table:table-cell>
          <table:table-cell table:formula="of:=&quot;w&quot;&amp;[.C206]&amp;&quot;0001&quot;" office:value-type="string" office:string-value="w363240001">
            <text:p>w36324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5">
            <text:p>36325</text:p>
          </table:table-cell>
          <table:table-cell office:value-type="string">
            <text:p>評価全体の削除</text:p>
          </table:table-cell>
          <table:table-cell table:formula="of:=&quot;w&quot;&amp;[.C207]&amp;&quot;0001&quot;" office:value-type="string" office:string-value="w363250001">
            <text:p>w36325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7120</text:p>
          </table:table-cell>
          <table:table-cell office:value-type="string">
            <text:p>群評価担当選定</text:p>
          </table:table-cell>
          <table:table-cell table:formula="of:=&quot;w&quot;&amp;[.C208]&amp;&quot;0001&quot;" office:value-type="string" office:string-value="w371200001">
            <text:p>w37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7320</text:p>
          </table:table-cell>
          <table:table-cell office:value-type="string">
            <text:p>群評価確定</text:p>
          </table:table-cell>
          <table:table-cell table:formula="of:=&quot;w&quot;&amp;[.C209]&amp;&quot;0001&quot;" office:value-type="string" office:string-value="w373200001">
            <text:p>w37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120</text:p>
          </table:table-cell>
          <table:table-cell office:value-type="string">
            <text:p>特許評価担当選定</text:p>
          </table:table-cell>
          <table:table-cell table:formula="of:=&quot;w&quot;&amp;[.C210]&amp;&quot;0001&quot;" office:value-type="string" office:string-value="w381200001">
            <text:p>w38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220</text:p>
          </table:table-cell>
          <table:table-cell office:value-type="string">
            <text:p>価値判定</text:p>
          </table:table-cell>
          <table:table-cell table:formula="of:=&quot;w&quot;&amp;[.C211]&amp;&quot;0001&quot;" office:value-type="string" office:string-value="w382200001">
            <text:p>w382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320</text:p>
          </table:table-cell>
          <table:table-cell office:value-type="string">
            <text:p>特許評価確定</text:p>
          </table:table-cell>
          <table:table-cell table:formula="of:=&quot;w&quot;&amp;[.C212]&amp;&quot;0001&quot;" office:value-type="string" office:string-value="w383200001">
            <text:p>w38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9220</text:p>
          </table:table-cell>
          <table:table-cell office:value-type="string">
            <text:p>国別価値判定</text:p>
          </table:table-cell>
          <table:table-cell table:formula="of:=&quot;w&quot;&amp;[.C213]&amp;&quot;0001&quot;" office:value-type="string" office:string-value="w392200001">
            <text:p>w392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14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15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16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17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18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9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20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21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22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23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24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25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26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27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28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9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30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d&quot;&amp;[.C243]&amp;&quot;0001&quot;" office:value-type="string" office:string-value="d000010001">
            <text:p>d0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d&quot;&amp;[.C244]&amp;&quot;0001&quot;" office:value-type="string" office:string-value="d010310001">
            <text:p>d0103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33</text:p>
          </table:table-cell>
          <table:table-cell office:value-type="string">
            <text:p>確認メッセージ表示</text:p>
          </table:table-cell>
          <table:table-cell table:formula="of:=&quot;d&quot;&amp;[.C245]&amp;&quot;0001&quot;" office:value-type="string" office:string-value="d000330001">
            <text:p>d0003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23</text:p>
          </table:table-cell>
          <table:table-cell office:value-type="string">
            <text:p>確認後実行</text:p>
          </table:table-cell>
          <table:table-cell table:formula="of:=&quot;d&quot;&amp;[.C246]&amp;&quot;0001&quot;" office:value-type="string" office:string-value="d000230001">
            <text:p>d0002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0001</text:p>
          </table:table-cell>
          <table:table-cell office:value-type="string">
            <text:p>システム管理画面フレーム背景</text:p>
          </table:table-cell>
          <table:table-cell table:formula="of:=&quot;d&quot;&amp;[.C247]&amp;&quot;0001&quot;" office:value-type="string" office:string-value="d900010001">
            <text:p>d9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12</text:p>
          </table:table-cell>
          <table:table-cell office:value-type="string">
            <text:p>システム管理ツリー表示</text:p>
          </table:table-cell>
          <table:table-cell table:formula="of:=&quot;d&quot;&amp;[.C248]&amp;&quot;0001&quot;" office:value-type="string" office:string-value="d990120001">
            <text:p>d99012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10</text:p>
          </table:table-cell>
          <table:table-cell office:value-type="string">
            <text:p>システム管理ホーム</text:p>
          </table:table-cell>
          <table:table-cell table:formula="of:=&quot;d&quot;&amp;[.C249]&amp;&quot;0001&quot;" office:value-type="string" office:string-value="d990100001">
            <text:p>d990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2120</text:p>
          </table:table-cell>
          <table:table-cell office:value-type="string">
            <text:p>部門一覧</text:p>
          </table:table-cell>
          <table:table-cell table:formula="of:=&quot;d&quot;&amp;[.C250]&amp;&quot;0001&quot;" office:value-type="string" office:string-value="d921200001">
            <text:p>d921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1020</text:p>
          </table:table-cell>
          <table:table-cell office:value-type="string">
            <text:p>ユーザ一覧</text:p>
          </table:table-cell>
          <table:table-cell table:formula="of:=&quot;d&quot;&amp;[.C251]&amp;&quot;0001&quot;" office:value-type="string" office:string-value="d910200001">
            <text:p>d91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d&quot;&amp;[.C252]&amp;&quot;0001&quot;" office:value-type="string" office:string-value="d993300001">
            <text:p>d993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53</text:p>
          </table:table-cell>
          <table:table-cell office:value-type="string">
            <text:p>ログ検索</text:p>
          </table:table-cell>
          <table:table-cell table:formula="of:=&quot;d&quot;&amp;[.C253]&amp;&quot;0001&quot;" office:value-type="string" office:string-value="d990530001">
            <text:p>d99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2153</text:p>
          </table:table-cell>
          <table:table-cell office:value-type="string">
            <text:p>部門検索</text:p>
          </table:table-cell>
          <table:table-cell table:formula="of:=&quot;d&quot;&amp;[.C254]&amp;&quot;0001&quot;" office:value-type="string" office:string-value="d921530001">
            <text:p>d921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1053</text:p>
          </table:table-cell>
          <table:table-cell office:value-type="string">
            <text:p>ユーザ検索</text:p>
          </table:table-cell>
          <table:table-cell table:formula="of:=&quot;d&quot;&amp;[.C255]&amp;&quot;0001&quot;" office:value-type="string" office:string-value="d910530001">
            <text:p>d91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0001</text:p>
          </table:table-cell>
          <table:table-cell office:value-type="string">
            <text:p>総合管理画面フレーム背景</text:p>
          </table:table-cell>
          <table:table-cell table:formula="of:=&quot;d&quot;&amp;[.C256]&amp;&quot;0001&quot;" office:value-type="string" office:string-value="d800010001">
            <text:p>d8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012</text:p>
          </table:table-cell>
          <table:table-cell office:value-type="string">
            <text:p>総合管理ツリー表示</text:p>
          </table:table-cell>
          <table:table-cell table:formula="of:=&quot;d&quot;&amp;[.C257]&amp;&quot;0001&quot;" office:value-type="string" office:string-value="d890120001">
            <text:p>d89012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010</text:p>
          </table:table-cell>
          <table:table-cell office:value-type="string">
            <text:p>総合管理ホーム</text:p>
          </table:table-cell>
          <table:table-cell table:formula="of:=&quot;d&quot;&amp;[.C258]&amp;&quot;0001&quot;" office:value-type="string" office:string-value="d890100001">
            <text:p>d890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2020</text:p>
          </table:table-cell>
          <table:table-cell office:value-type="string">
            <text:p>顧客一覧</text:p>
          </table:table-cell>
          <table:table-cell table:formula="of:=&quot;d&quot;&amp;[.C259]&amp;&quot;0001&quot;" office:value-type="string" office:string-value="d820200001">
            <text:p>d82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10</text:p>
          </table:table-cell>
          <table:table-cell office:value-type="string">
            <text:p>顧客別管理ファイル一覧</text:p>
          </table:table-cell>
          <table:table-cell table:formula="of:=&quot;d&quot;&amp;[.C260]&amp;&quot;0001&quot;" office:value-type="string" office:string-value="d895100001">
            <text:p>d895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d&quot;&amp;[.C261]&amp;&quot;0001&quot;" office:value-type="string" office:string-value="d895400001">
            <text:p>d8954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1020</text:p>
          </table:table-cell>
          <table:table-cell office:value-type="string">
            <text:p>総合管理ユーザ一覧</text:p>
          </table:table-cell>
          <table:table-cell table:formula="of:=&quot;d&quot;&amp;[.C262]&amp;&quot;0001&quot;" office:value-type="string" office:string-value="d810200001">
            <text:p>d81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10</text:p>
          </table:table-cell>
          <table:table-cell office:value-type="string">
            <text:p>管理ファイル一覧</text:p>
          </table:table-cell>
          <table:table-cell table:formula="of:=&quot;d&quot;&amp;[.C263]&amp;&quot;0001&quot;" office:value-type="string" office:string-value="d894100001">
            <text:p>d894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d&quot;&amp;[.C264]&amp;&quot;0001&quot;" office:value-type="string" office:string-value="d894400001">
            <text:p>d8944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230</text:p>
          </table:table-cell>
          <table:table-cell office:value-type="string">
            <text:p>ログインメッセージ管理</text:p>
          </table:table-cell>
          <table:table-cell table:formula="of:=&quot;d&quot;&amp;[.C265]&amp;&quot;0001&quot;" office:value-type="string" office:string-value="d892300001">
            <text:p>d892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d&quot;&amp;[.C266]&amp;&quot;0001&quot;" office:value-type="string" office:string-value="d893300001">
            <text:p>d893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2053</text:p>
          </table:table-cell>
          <table:table-cell office:value-type="string">
            <text:p>顧客検索</text:p>
          </table:table-cell>
          <table:table-cell table:formula="of:=&quot;d&quot;&amp;[.C267]&amp;&quot;0001&quot;" office:value-type="string" office:string-value="d820530001">
            <text:p>d82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53</text:p>
          </table:table-cell>
          <table:table-cell office:value-type="string">
            <text:p>取込ログ検索</text:p>
          </table:table-cell>
          <table:table-cell table:formula="of:=&quot;d&quot;&amp;[.C268]&amp;&quot;0001&quot;" office:value-type="string" office:string-value="d895530001">
            <text:p>d895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73</text:p>
          </table:table-cell>
          <table:table-cell office:value-type="string">
            <text:p>顧客別運用ログ表示</text:p>
          </table:table-cell>
          <table:table-cell table:formula="of:=&quot;d&quot;&amp;[.C269]&amp;&quot;0001&quot;" office:value-type="string" office:string-value="d894730001">
            <text:p>d894730001</text:p>
          </table:table-cell>
          <table:table-cell table:number-columns-repeated="1019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29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29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29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29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コード一覧.$A$1" table:expression="[コード一覧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11:30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5">2021/06/25</text:date> <text:time>11:30:40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5">2021/06/25</text:date> <text:time>11:30:40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5T11:30:40.04</dc:date>
    <meta:editing-duration>PT3H23M55S</meta:editing-duration>
    <meta:editing-cycles>10</meta:editing-cycles>
    <meta:document-statistic meta:table-count="3" meta:cell-count="1757" meta:object-count="3"/>
  </office:meta>
</office:document-meta>
</file>